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4000001A1E70C036A0BA0068D.png" manifest:media-type="image/png"/>
  <manifest:file-entry manifest:full-path="Pictures/1000000000000234000001A18A3517189FDB219B.png" manifest:media-type="image/png"/>
  <manifest:file-entry manifest:full-path="Pictures/1000000000000234000001A13C4028151A00FE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5cm" svg:height="7.06cm" svg:x="0.567cm" svg:y="1.434cm">
          <draw:image xlink:href="Pictures/1000000000000234000001A13C4028151A00FE7F.png" xlink:type="simple" xlink:show="embed" xlink:actuate="onLoad" draw:mime-type="image/png">
            <text:p/>
          </draw:image>
        </draw:frame>
        <draw:frame draw:style-name="gr1" draw:text-style-name="P1" draw:layer="layout" svg:width="9.55cm" svg:height="7.06cm" svg:x="11.067cm" svg:y="1.434cm">
          <draw:image xlink:href="Pictures/1000000000000234000001A18A3517189FDB219B.png" xlink:type="simple" xlink:show="embed" xlink:actuate="onLoad" draw:mime-type="image/png">
            <text:p/>
          </draw:image>
        </draw:frame>
        <draw:frame draw:style-name="gr1" draw:text-style-name="P1" draw:layer="layout" svg:width="9.55cm" svg:height="7.06cm" svg:x="21.767cm" svg:y="1.434cm">
          <draw:image xlink:href="Pictures/1000000000000234000001A1E70C036A0BA0068D.png" xlink:type="simple" xlink:show="embed" xlink:actuate="onLoad" draw:mime-type="image/png">
            <text:p/>
          </draw:image>
        </draw:frame>
        <draw:g>
          <svg:title>TexMaths</svg:title>
          <svg:desc>24§latex§$\gamma$§svg§600§TRUE§</svg:desc>
          <draw:g>
            <draw:path draw:style-name="gr2" draw:text-style-name="P2" draw:layer="layout" svg:width="0.438cm" svg:height="0.549cm" svg:x="0.716cm" svg:y="1.62cm" svg:viewBox="0 0 439 550" svg:d="M19 158c34-96 124-98 134-98 126 0 136 148 136 213 0 50-5 64-12 81-17 62-43 158-43 182 0 7 5 14 12 14 10 0 17-19 26-50 19-72 29-117 31-144 3-11 3-21 7-33 27-84 79-208 113-273 7-9 16-28 16-31 0-9-6-6-9-9-3 0-7 0-12 4-43 82-77 165-110 249 0-26 0-88-33-170-19-52-53-93-110-93-105 0-165 127-165 153 0 10 10 10 17 10 1-2 1-4 2-5z">
              <text:p/>
            </draw:path>
          </draw:g>
        </draw:g>
        <draw:g>
          <svg:title>TexMaths</svg:title>
          <svg:desc>24§latex§$\gamma$§svg§600§TRUE§</svg:desc>
          <draw:g>
            <draw:path draw:style-name="gr2" draw:text-style-name="P2" draw:layer="layout" svg:width="0.438cm" svg:height="0.549cm" svg:x="11.217cm" svg:y="1.62cm" svg:viewBox="0 0 439 550" svg:d="M19 158c34-96 124-98 134-98 126 0 136 148 136 213 0 50-5 64-12 81-17 62-43 158-43 182 0 7 5 14 12 14 10 0 17-19 26-50 19-72 29-117 31-144 3-11 3-21 7-33 27-84 79-208 113-273 7-9 16-28 16-31 0-9-6-6-9-9-3 0-7 0-12 4-43 82-77 165-110 249 0-26 0-88-33-170-19-52-53-93-110-93-105 0-165 127-165 153 0 10 10 10 17 10 1-2 1-4 2-5z">
              <text:p/>
            </draw:path>
          </draw:g>
        </draw:g>
        <draw:g>
          <svg:title>TexMaths</svg:title>
          <svg:desc>24§latex§$\gamma$§svg§600§TRUE§</svg:desc>
          <draw:g>
            <draw:path draw:style-name="gr2" draw:text-style-name="P2" draw:layer="layout" svg:width="0.438cm" svg:height="0.549cm" svg:x="21.818cm" svg:y="1.62cm" svg:viewBox="0 0 439 550" svg:d="M19 158c34-96 124-98 134-98 126 0 136 148 136 213 0 50-5 64-12 81-17 62-43 158-43 182 0 7 5 14 12 14 10 0 17-19 26-50 19-72 29-117 31-144 3-11 3-21 7-33 27-84 79-208 113-273 7-9 16-28 16-31 0-9-6-6-9-9-3 0-7 0-12 4-43 82-77 165-110 249 0-26 0-88-33-170-19-52-53-93-110-93-105 0-165 127-165 153 0 10 10 10 17 10 1-2 1-4 2-5z">
              <text:p/>
            </draw:path>
          </draw:g>
        </draw:g>
        <draw:g>
          <svg:title>TexMaths</svg:title>
          <svg:desc>24§latex§$\gamma'$§svg§600§TRUE§</svg:desc>
          <draw:g>
            <draw:path draw:style-name="gr2" draw:text-style-name="P2" draw:layer="layout" svg:width="0.439cm" svg:height="0.55cm" svg:x="20.22cm" svg:y="1.883cm" svg:viewBox="0 0 440 551" svg:d="M19 156c31-96 125-96 132-96 127 0 136 146 136 213 0 50-5 65-9 81-20 63-44 158-44 182 0 8 5 15 10 15 12 0 19-19 29-51 19-71 26-119 31-143 0-12 2-24 5-34 28-84 81-208 115-275 7-10 16-29 16-31 0-10-6-7-9-10-5 0-10 0-12 7-43 79-77 163-110 249 0-26-3-91-34-172-21-50-55-91-112-91-106 0-163 127-163 153 0 7 7 7 14 7 2-1 4-3 5-4z">
              <text:p/>
            </draw:path>
            <draw:path draw:style-name="gr2" draw:text-style-name="P2" draw:layer="layout" svg:width="0.147cm" svg:height="0.303cm" svg:x="20.713cm" svg:y="1.62cm" svg:viewBox="0 0 148 304" svg:d="M144 53c4-12 4-17 4-19 0-20-16-34-36-34-21 0-28 19-31 29-26 84-52 169-79 254 0 3-1 6-2 9 0 7 19 12 24 12 2 0 5 0 7-9 38-81 75-162 113-242z">
              <text:p/>
            </draw:path>
          </draw:g>
        </draw:g>
        <draw:g>
          <draw:g>
            <draw:line draw:style-name="gr3" draw:text-style-name="P3" draw:layer="layout" svg:x1="22.333cm" svg:y1="8.038cm" svg:x2="22.913cm" svg:y2="7.458cm">
              <text:p/>
            </draw:line>
            <draw:line draw:style-name="gr3" draw:text-style-name="P3" draw:layer="layout" svg:x1="22.913cm" svg:y1="8.038cm" svg:x2="22.333cm" svg:y2="7.458cm">
              <text:p/>
            </draw:line>
          </draw:g>
          <draw:custom-shape draw:style-name="gr4" draw:text-style-name="P4" draw:layer="layout" svg:width="0.25cm" svg:height="0.25cm" svg:x="22.479cm" svg:y="7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3" draw:layer="layout" svg:x1="9.033cm" svg:y1="8.038cm" svg:x2="9.613cm" svg:y2="7.458cm">
              <text:p/>
            </draw:line>
            <draw:line draw:style-name="gr3" draw:text-style-name="P3" draw:layer="layout" svg:x1="9.613cm" svg:y1="8.038cm" svg:x2="9.033cm" svg:y2="7.458cm">
              <text:p/>
            </draw:line>
          </draw:g>
          <draw:custom-shape draw:style-name="gr4" draw:text-style-name="P4" draw:layer="layout" svg:width="0.25cm" svg:height="0.25cm" svg:x="9.179cm" svg:y="7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4§latex§$\mathrm{e}^{-}$§svg§600§TRUE§</svg:desc>
          <draw:g>
            <draw:path draw:style-name="gr2" draw:text-style-name="P2" draw:layer="layout" svg:width="0.324cm" svg:height="0.384cm" svg:x="9.418cm" svg:y="1.712cm" svg:viewBox="0 0 325 385" svg:d="M72 165c5-127 74-146 103-146 86 0 95 112 95 146-66 0-132 0-198 0zM69 182c79 0 157 0 235 0 19 0 21 0 21-17 0-84-45-165-150-165-98 0-175 86-175 191 0 112 89 194 184 194 103 0 141-94 141-110 0-8-7-10-12-10-7 0-9 5-9 12-31 86-105 86-115 86-41 0-74-24-93-55-27-41-27-95-27-126z">
              <text:p/>
            </draw:path>
            <draw:path draw:style-name="gr2" draw:text-style-name="P2" draw:layer="layout" svg:width="0.396cm" svg:height="0.028cm" svg:x="9.832cm" svg:y="1.621cm" svg:viewBox="0 0 397 29" svg:d="M373 29c10 0 24 0 24-15 0-14-14-14-24-14-116 0-233 0-349 0-10 0-24 0-24 14 0 15 12 15 24 15 116 0 233 0 349 0z">
              <text:p/>
            </draw:path>
          </draw:g>
        </draw:g>
        <draw:g>
          <svg:title>TexMaths</svg:title>
          <svg:desc>24§latex§$\mathrm{e}^{-}$§svg§600§TRUE§</svg:desc>
          <draw:g>
            <draw:path draw:style-name="gr2" draw:text-style-name="P2" draw:layer="layout" svg:width="0.324cm" svg:height="0.384cm" svg:x="0.819cm" svg:y="8.013cm" svg:viewBox="0 0 325 385" svg:d="M72 165c5-127 74-146 103-146 86 0 95 112 95 146-66 0-132 0-198 0zM69 182c79 0 157 0 235 0 19 0 21 0 21-17 0-84-45-165-150-165-98 0-175 86-175 191 0 112 89 194 184 194 103 0 141-94 141-110 0-8-7-10-12-10-7 0-9 5-9 12-31 86-105 86-115 86-41 0-74-24-93-55-27-41-27-95-27-126z">
              <text:p/>
            </draw:path>
            <draw:path draw:style-name="gr2" draw:text-style-name="P2" draw:layer="layout" svg:width="0.396cm" svg:height="0.028cm" svg:x="1.233cm" svg:y="7.922cm" svg:viewBox="0 0 397 29" svg:d="M373 29c10 0 24 0 24-15 0-14-14-14-24-14-116 0-233 0-349 0-10 0-24 0-24 14 0 15 12 15 24 15 116 0 233 0 349 0z">
              <text:p/>
            </draw:path>
          </draw:g>
        </draw:g>
        <draw:g>
          <svg:title>TexMaths</svg:title>
          <svg:desc>24§latex§$\mathrm{e}^{-}$§svg§600§TRUE§</svg:desc>
          <draw:g>
            <draw:path draw:style-name="gr2" draw:text-style-name="P2" draw:layer="layout" svg:width="0.324cm" svg:height="0.384cm" svg:x="11.32cm" svg:y="8.014cm" svg:viewBox="0 0 325 385" svg:d="M72 165c5-127 74-146 103-146 86 0 95 112 95 146-66 0-132 0-198 0zM69 182c79 0 157 0 235 0 19 0 21 0 21-17 0-84-45-165-150-165-98 0-175 86-175 191 0 112 89 194 184 194 103 0 141-94 141-110 0-8-7-10-12-10-7 0-9 5-9 12-31 86-105 86-115 86-41 0-74-24-93-55-27-41-27-95-27-126z">
              <text:p/>
            </draw:path>
            <draw:path draw:style-name="gr2" draw:text-style-name="P2" draw:layer="layout" svg:width="0.396cm" svg:height="0.028cm" svg:x="11.734cm" svg:y="7.923cm" svg:viewBox="0 0 397 29" svg:d="M373 29c10 0 24 0 24-15 0-14-14-14-24-14-116 0-233 0-349 0-10 0-24 0-24 14 0 15 12 15 24 15 116 0 233 0 349 0z">
              <text:p/>
            </draw:path>
          </draw:g>
        </draw:g>
        <draw:g>
          <svg:title>TexMaths</svg:title>
          <svg:desc>24§latex§$\mathrm{e}^{-}$§svg§600§TRUE§</svg:desc>
          <draw:g>
            <draw:path draw:style-name="gr2" draw:text-style-name="P2" draw:layer="layout" svg:width="0.324cm" svg:height="0.384cm" svg:x="19.821cm" svg:y="8.015cm" svg:viewBox="0 0 325 385" svg:d="M72 165c5-127 74-146 103-146 86 0 95 112 95 146-66 0-132 0-198 0zM69 182c79 0 157 0 235 0 19 0 21 0 21-17 0-84-45-165-150-165-98 0-175 86-175 191 0 112 89 194 184 194 103 0 141-94 141-110 0-8-7-10-12-10-7 0-9 5-9 12-31 86-105 86-115 86-41 0-74-24-93-55-27-41-27-95-27-126z">
              <text:p/>
            </draw:path>
            <draw:path draw:style-name="gr2" draw:text-style-name="P2" draw:layer="layout" svg:width="0.396cm" svg:height="0.028cm" svg:x="20.235cm" svg:y="7.924cm" svg:viewBox="0 0 397 29" svg:d="M373 29c10 0 24 0 24-15 0-14-14-14-24-14-116 0-233 0-349 0-10 0-24 0-24 14 0 15 12 15 24 15 116 0 233 0 349 0z">
              <text:p/>
            </draw:path>
          </draw:g>
        </draw:g>
        <draw:g>
          <svg:title>TexMaths</svg:title>
          <svg:desc>24§latex§$\mathrm{e}^{-}$§svg§600§TRUE§</svg:desc>
          <draw:g>
            <draw:path draw:style-name="gr2" draw:text-style-name="P2" draw:layer="layout" svg:width="0.324cm" svg:height="0.384cm" svg:x="30.722cm" svg:y="6.416cm" svg:viewBox="0 0 325 385" svg:d="M72 165c5-127 74-146 103-146 86 0 95 112 95 146-66 0-132 0-198 0zM69 182c79 0 157 0 235 0 19 0 21 0 21-17 0-84-45-165-150-165-98 0-175 86-175 191 0 112 89 194 184 194 103 0 141-94 141-110 0-8-7-10-12-10-7 0-9 5-9 12-31 86-105 86-115 86-41 0-74-24-93-55-27-41-27-95-27-126z">
              <text:p/>
            </draw:path>
            <draw:path draw:style-name="gr2" draw:text-style-name="P2" draw:layer="layout" svg:width="0.396cm" svg:height="0.028cm" svg:x="31.136cm" svg:y="6.325cm" svg:viewBox="0 0 397 29" svg:d="M373 29c10 0 24 0 24-15 0-14-14-14-24-14-116 0-233 0-349 0-10 0-24 0-24 14 0 15 12 15 24 15 116 0 233 0 349 0z">
              <text:p/>
            </draw:path>
          </draw:g>
        </draw:g>
        <draw:g>
          <svg:title>TexMaths</svg:title>
          <svg:desc>24§latex§$\mathrm{e}^{+}$§svg§600§TRUE§</svg:desc>
          <draw:g>
            <draw:path draw:style-name="gr2" draw:text-style-name="P2" draw:layer="layout" svg:width="0.322cm" svg:height="0.384cm" svg:x="30.724cm" svg:y="3.019cm" svg:viewBox="0 0 323 385" svg:d="M69 165c5-124 77-146 106-146 86 0 93 113 93 146-66 0-132 0-199 0zM69 182c78 0 155 0 233 0 19 0 21 0 21-17 0-84-45-165-148-165-98 0-175 86-175 191 0 113 89 194 184 194 101 0 139-93 139-110 0-7-7-9-9-9-8 0-10 4-12 12-29 86-106 86-113 86-43 0-76-24-96-55-24-41-24-96-24-127z">
              <text:p/>
            </draw:path>
            <draw:path draw:style-name="gr2" draw:text-style-name="P2" draw:layer="layout" svg:width="0.43cm" svg:height="0.432cm" svg:x="31.114cm" svg:y="2.727cm" svg:viewBox="0 0 431 433" svg:d="M230 230c60 0 119 0 179 0 8 0 22 0 22-12 0-17-14-17-22-17-60 0-119 0-179 0 0-60 0-120 0-179 0-8 0-22-15-22-14 0-14 14-14 22 0 59 0 119 0 179-60 0-120 0-179 0-8 0-22 0-22 14 0 15 12 15 22 15 59 0 119 0 179 0 0 60 0 121 0 181 0 8 0 22 14 22 15 0 15-14 15-22 0-60 0-121 0-18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14T21:59:13.044623025</dc:date>
    <meta:editing-duration>PT2H55M10S</meta:editing-duration>
    <meta:editing-cycles>35</meta:editing-cycles>
    <meta:generator>LibreOffice/7.3.7.2$Linux_X86_64 LibreOffice_project/30$Build-2</meta:generator>
    <meta:document-statistic meta:object-count="50"/>
  </office:meta>
</office:document-meta>
</file>